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08">
      <style:graphic-properties draw:fill="none" draw:stroke="solid" svg:stroke-width="0.0626in" svg:stroke-color="#3465a4" draw:marker-end="a807" svg:stroke-opacity="100%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689" svg:stroke-opacity="100%" draw:auto-grow-width="false" draw:auto-grow-height="fals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8031in" fo:padding-bottom="0.08031in" fo:padding-left="0.12953in" fo:padding-right="0.12953in" draw:textarea-vertical-align="middle" draw:textarea-horizontal-align="left" draw:fill="solid" draw:fill-color="#333333" draw:opacity="100%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8031in" fo:padding-bottom="0.08031in" fo:padding-left="0.12953in" fo:padding-right="0.12953in" draw:textarea-vertical-align="middle" draw:textarea-horizontal-align="left" draw:fill="solid" draw:fill-color="#333333" draw:opacity="100%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786" svg:stroke-opacity="100%" draw:auto-grow-width="false" draw:auto-grow-height="false"/>
      <style:paragraph-properties style:font-independent-line-spacing="fals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845" svg:stroke-opacity="100%" draw:auto-grow-width="false" draw:auto-grow-height="false"/>
      <style:paragraph-properties style:font-independent-line-spacing="false" style:writing-mode="lr-tb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796" svg:stroke-opacity="100%" draw:auto-grow-width="false" draw:auto-grow-height="false"/>
      <style:paragraph-properties style:font-independent-line-spacing="fals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8071in" fo:padding-bottom="0.08071in" fo:padding-left="0.12992in" fo:padding-right="0.12992in" draw:textarea-vertical-align="middle" draw:textarea-horizontal-align="left" draw:fill="none" draw:stroke="solid" svg:stroke-width="0.0626in" svg:stroke-color="#3465a4" draw:marker-end="a580" svg:stroke-opacity="100%" draw:auto-grow-width="false" draw:auto-grow-height="false"/>
      <style:paragraph-properties style:font-independent-line-spacing="false" style:writing-mode="lr-tb"/>
    </style:style>
    <style:style style:family="graphic" style:name="a853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852" svg:stroke-opacity="100%" draw:auto-grow-width="false" draw:auto-grow-height="fals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856" svg:stroke-opacity="100%" draw:auto-grow-width="false" draw:auto-grow-height="false"/>
      <style:paragraph-properties style:font-independent-line-spacing="false" style:writing-mode="lr-tb"/>
    </style:style>
    <style:style style:family="graphic" style:name="a585">
      <style:graphic-properties fo:wrap-option="wrap" fo:padding-top="0.08071in" fo:padding-bottom="0.08071in" fo:padding-left="0.12992in" fo:padding-right="0.12992in" draw:textarea-vertical-align="middle" draw:textarea-horizontal-align="left" draw:fill="none" draw:stroke="solid" svg:stroke-width="0.0626in" svg:stroke-color="#3465a4" draw:marker-end="a584" svg:stroke-opacity="100%" draw:auto-grow-width="false" draw:auto-grow-height="false"/>
      <style:paragraph-properties style:font-independent-line-spacing="fals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8071in" fo:padding-bottom="0.08071in" fo:padding-left="0.12992in" fo:padding-right="0.12992in" draw:textarea-vertical-align="middle" draw:textarea-horizontal-align="left" draw:fill="none" draw:stroke="solid" svg:stroke-width="0.0626in" svg:stroke-color="#3465a4" draw:marker-end="a588" svg:stroke-opacity="100%" draw:auto-grow-width="false" draw:auto-grow-height="false"/>
      <style:paragraph-properties style:font-independent-line-spacing="fals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708" svg:stroke-opacity="100%" draw:auto-grow-width="false" draw:auto-grow-height="false"/>
      <style:paragraph-properties style:font-independent-line-spacing="false" style:writing-mode="lr-tb"/>
    </style:style>
    <style:style style:family="graphic" style:name="a861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860" svg:stroke-opacity="100%" draw:auto-grow-width="false" draw:auto-grow-height="false"/>
      <style:paragraph-properties style:font-independent-line-spacing="fals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67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656" svg:stroke-opacity="100%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712" svg:stroke-opacity="100%" draw:auto-grow-width="false" draw:auto-grow-height="false"/>
      <style:paragraph-properties style:font-independent-line-spacing="fals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60">
      <style:graphic-properties fo:wrap-option="wrap" fo:padding-top="0.08031in" fo:padding-bottom="0.08031in" fo:padding-left="0.12953in" fo:padding-right="0.12953in" draw:textarea-vertical-align="middle" draw:textarea-horizontal-align="left" draw:fill="solid" draw:fill-color="#333333" draw:opacity="100%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719" svg:stroke-opacity="100%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723" svg:stroke-opacity="100%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4">
      <style:graphic-properties fo:wrap-option="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3465a4" draw:marker-end="a733" svg:stroke-opacity="100%" draw:auto-grow-width="false" draw:auto-grow-height="false"/>
      <style:paragraph-properties style:font-independent-line-spacing="fals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8031in" fo:padding-bottom="0.08031in" fo:padding-left="0.12953in" fo:padding-right="0.12953in" draw:textarea-vertical-align="middle" draw:textarea-horizontal-align="left" draw:fill="solid" draw:fill-color="#333333" draw:opacity="100%" draw:stroke="solid" svg:stroke-width="0.0626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3.47087in" svg:y="0.00157in" svg:width="1.30787in" svg:height="1.25in" draw:id="id73" draw:style-name="a568" draw:name="Forme libre : forme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47087in" svg:y="1.34016in" svg:width="1.30787in" svg:height="1.25in" draw:id="id74" draw:style-name="a571" draw:name="Forme libre : forme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47087in" svg:y="2.67874in" svg:width="1.30787in" svg:height="1.25in" draw:id="id75" draw:style-name="a574" draw:name="Forme libre : forme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6" draw:style-name="a577" draw:name="ZoneTexte 4" svg:x="0.06181in" svg:y="1.69252in" svg:width="1.93465in" svg:height="0.45433in">
          <draw:text-box>
            <text:p text:style-name="a576" text:class-names="" text:cond-style-name=""><text:span text:style-name="a575" text:class-names="">Cerises de café</text:span></text:p>
          </draw:text-box>
          <svg:title/>
          <svg:desc/>
        </draw:frame>
        <draw:custom-shape svg:x="2.0811in" svg:y="1.89685in" svg:width="1.18937in" svg:height="1.24488in" draw:id="id77" draw:style-name="a581" draw:name="Connecteur droit 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0811in" svg:y="1.89685in" svg:width="1.1685in" svg:height="0.00827in" draw:id="id78" draw:style-name="a585" draw:name="Connecteur droit 6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1122in" svg:y="0.63228in" svg:width="1.11614in" svg:height="1.26417in" draw:id="id79" draw:style-name="a589" draw:name="Connecteur droit 7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3.87008in" svg:height="1.86299in" draw:id="id80" draw:style-name="a592" draw:transform="translate(-1.93504in -0.9315in) rotate(-4.71239) translate(5.94055in 2.01339in)" draw:name="Forme libre : forme 8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1" draw:style-name="a595" draw:name="ZoneTexte 9" svg:x="5.41614in" svg:y="0.07835in" svg:width="1.05906in" svg:height="0.38969in">
          <draw:text-box>
            <text:p text:style-name="a594" text:class-names="" text:cond-style-name=""><text:span text:style-name="a593" text:class-names="">Humide</text:span></text:p>
          </draw:text-box>
          <svg:title/>
          <svg:desc/>
        </draw:frame>
        <draw:frame draw:id="id82" draw:style-name="a598" draw:name="ZoneTexte 10" svg:x="5.61299in" svg:y="2.6374in" svg:width="0.62835in" svg:height="0.38969in">
          <draw:text-box>
            <text:p text:style-name="a597" text:class-names="" text:cond-style-name=""><text:span text:style-name="a596" text:class-names="">Sec</text:span></text:p>
          </draw:text-box>
          <svg:title/>
          <svg:desc/>
        </draw:frame>
        <draw:frame draw:id="id83" draw:style-name="a602" draw:name="ZoneTexte 11" svg:x="5.29803in" svg:y="1.25945in" svg:width="1.23937in" svg:height="0.38969in">
          <draw:text-box>
            <text:p text:style-name="a601" text:class-names="" text:cond-style-name=""><text:span text:style-name="a599" text:class-names="">Semi-sec</text:span><text:span text:style-name="a600" text:class-names=""/></text:p>
          </draw:text-box>
          <svg:title/>
          <svg:desc/>
        </draw:frame>
        <draw:custom-shape svg:x="5.20512in" svg:y="1.14173in" svg:width="1.50394in" svg:height="0.00984in" draw:id="id84" draw:style-name="a605" draw:name="Connecteur droit 12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29134in" svg:y="2.53071in" svg:width="1.3126in" svg:height="0.00984in" draw:id="id85" draw:style-name="a608" draw:name="Connecteur droit 13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6" draw:style-name="a613" draw:name="ZoneTexte 14" svg:x="5.28031in" svg:y="0.41732in" svg:width="1.29528in" svg:height="0.73268in">
          <draw:text-box>
            <text:p text:style-name="a610" text:class-names="" text:cond-style-name=""><text:span text:style-name="a609" text:class-names="">Info</text:span></text:p>
            <text:p text:style-name="a612" text:class-names="" text:cond-style-name=""><text:span text:style-name="a611" text:class-names="">résumées</text:span></text:p>
          </draw:text-box>
          <svg:title/>
          <svg:desc/>
        </draw:frame>
        <draw:frame draw:id="id87" draw:style-name="a618" draw:name="ZoneTexte 15" svg:x="5.35866in" svg:y="1.63858in" svg:width="1.29528in" svg:height="0.73268in">
          <draw:text-box>
            <text:p text:style-name="a615" text:class-names="" text:cond-style-name=""><text:span text:style-name="a614" text:class-names="">Info</text:span></text:p>
            <text:p text:style-name="a617" text:class-names="" text:cond-style-name=""><text:span text:style-name="a616" text:class-names="">résumées</text:span></text:p>
          </draw:text-box>
          <svg:title/>
          <svg:desc/>
        </draw:frame>
        <draw:frame draw:id="id88" draw:style-name="a623" draw:name="ZoneTexte 16" svg:x="5.35906in" svg:y="3.13543in" svg:width="1.29528in" svg:height="0.73268in">
          <draw:text-box>
            <text:p text:style-name="a620" text:class-names="" text:cond-style-name=""><text:span text:style-name="a619" text:class-names="">Info</text:span></text:p>
            <text:p text:style-name="a622" text:class-names="" text:cond-style-name=""><text:span text:style-name="a621" text:class-names="">résumées</text:span></text:p>
          </draw:text-box>
          <svg:title/>
          <svg:desc/>
        </draw:frame>
        <draw:frame draw:id="id89" draw:style-name="a626" draw:name="ZoneTexte 17" svg:x="3.66811in" svg:y="0.38425in" svg:width="0.89252in" svg:height="0.37874in">
          <draw:text-box>
            <text:p text:style-name="a625" text:class-names="" text:cond-style-name=""><text:span text:style-name="a624" text:class-names="">Image</text:span></text:p>
          </draw:text-box>
          <svg:title/>
          <svg:desc/>
        </draw:frame>
        <draw:frame draw:id="id90" draw:style-name="a629" draw:name="ZoneTexte 18" svg:x="3.6685in" svg:y="1.72283in" svg:width="0.89252in" svg:height="0.37874in">
          <draw:text-box>
            <text:p text:style-name="a628" text:class-names="" text:cond-style-name=""><text:span text:style-name="a627" text:class-names="">Image</text:span></text:p>
          </draw:text-box>
          <svg:title/>
          <svg:desc/>
        </draw:frame>
        <draw:frame draw:id="id91" draw:style-name="a632" draw:name="ZoneTexte 19" svg:x="3.6689in" svg:y="3.06142in" svg:width="0.89252in" svg:height="0.37874in">
          <draw:text-box>
            <text:p text:style-name="a631" text:class-names="" text:cond-style-name=""><text:span text:style-name="a630" text:class-names="">Image</text:span></text:p>
          </draw:text-box>
          <svg:title/>
          <svg:desc/>
        </draw:frame>
        <draw:custom-shape svg:x="6.86614in" svg:y="0.09961in" svg:width="0.19685in" svg:height="0in" draw:id="id92" draw:style-name="a635" draw:name="Connecteur droit 20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6654in" svg:y="3.95787in" svg:width="0.19646in" svg:height="0in" draw:id="id93" draw:style-name="a638" draw:name="Connecteur droit 21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6378in" svg:y="1.91063in" svg:width="0.59016in" svg:height="0in" draw:id="id94" draw:style-name="a641" draw:name="Connecteur droit 22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626in" svg:y="0.09961in" svg:width="0.00039in" svg:height="3.85827in" draw:id="id95" draw:style-name="a644" draw:name="Connecteur droit 23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6" draw:style-name="a653" draw:name="ZoneTexte 24" svg:x="7.62087in" svg:y="1.4563in" svg:width="1.93465in" svg:height="0.68in">
          <draw:text-box>
            <text:p text:style-name="a646" text:class-names="" text:cond-style-name=""><text:span text:style-name="a645" text:class-names="">Grains de café</text:span></text:p>
            <text:p text:style-name="a652" text:class-names="" text:cond-style-name=""><text:span text:style-name="a647" text:class-names="">(</text:span><text:span text:style-name="a648" text:class-names="">humide</text:span><text:span text:style-name="a649" text:class-names="">s</text:span><text:span text:style-name="a650" text:class-names="">)</text:span><text:span text:style-name="a651" text:class-names=""/></text:p>
          </draw:text-box>
          <svg:title/>
          <svg:desc/>
        </draw:frame>
        <draw:custom-shape svg:x="8.59803in" svg:y="2.14646in" svg:width="0.00039in" svg:height="2.3937in" draw:id="id97" draw:style-name="a657" draw:name="Connecteur droit 25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1.56024in" svg:height="11.02362in" draw:id="id98" draw:style-name="a660" draw:transform="translate(-0.78012in -5.51181in) rotate(-4.71239) translate(5.51181in 5.42303in)" draw:name="Forme libre : forme 26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3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9" draw:style-name="a673" draw:name="ZoneTexte 27" svg:x="2.20551in" svg:y="4.71811in" svg:width="6.03307in" svg:height="1.26062in">
          <draw:text-box>
            <text:p text:style-name="a662" text:class-names="" text:cond-style-name=""><text:span text:style-name="a661" text:class-names="">Terminal</text:span></text:p>
            <text:p text:style-name="a664" text:class-names="" text:cond-style-name=""><text:span text:style-name="a663" text:class-names=""/></text:p>
            <text:p text:style-name="a670" text:class-names="" text:cond-style-name=""><text:span text:style-name="a665" text:class-names="">Position :<text:s text:c="1"/></text:span><text:span text:style-name="a666" text:class-names="">sti</text:span><text:span text:style-name="a667" text:class-names="">c</text:span><text:span text:style-name="a668" text:class-names="">ky</text:span><text:span text:style-name="a669" text:class-names=""/></text:p>
            <text:p text:style-name="a672" text:class-names="" text:cond-style-name=""><text:span text:style-name="a671" text:class-names="">Pour qu’il reste à droite de la page si on descend</text:span></text:p>
          </draw:text-box>
          <svg:title/>
          <svg:desc/>
        </draw:frame>
        <presentation:notes draw:style-name="a679">
          <draw:frame draw:id="id100" draw:style-name="a676" draw:name="Espace réservé du numéro de diapositive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1" presentation:style-name="a677" draw:name="Espace réservé de l'image des diapositives 1">
            <svg:title/>
            <svg:desc/>
          </draw:page-thumbnail>
          <draw:frame draw:id="id102" presentation:style-name="a6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80" draw:master-page-name="Master1-Layout7-blank-Vide" presentation:presentation-page-layout-name="Master1-PPL7" draw:id="Slide-257">
        <draw:custom-shape svg:x="5.20315in" svg:y="2.9937in" svg:width="1.30787in" svg:height="1.25in" draw:id="id103" draw:style-name="a683" draw:name="Forme libre : forme 1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0315in" svg:y="1.4189in" svg:width="1.30787in" svg:height="1.25in" draw:id="id104" draw:style-name="a686" draw:name="Forme libre : forme 2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55905in" svg:y="0.00512in" svg:width="0in" svg:height="0.62165in" draw:id="id105" draw:style-name="a690" draw:name="Connecteur droit 3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6" draw:style-name="a693" draw:name="ZoneTexte 4" svg:x="7.95276in" svg:y="0.74567in" svg:width="1.18465in" svg:height="0.37874in">
          <draw:text-box>
            <text:p text:style-name="a692" text:class-names="" text:cond-style-name=""><text:span text:style-name="a691" text:class-names="">Séchage</text:span></text:p>
          </draw:text-box>
          <svg:title/>
          <svg:desc/>
        </draw:frame>
        <draw:frame draw:id="id107" draw:style-name="a696" draw:name="ZoneTexte 5" svg:x="6.72402in" svg:y="1.87598in" svg:width="1.00354in" svg:height="0.37874in">
          <draw:text-box>
            <text:p text:style-name="a695" text:class-names="" text:cond-style-name=""><text:span text:style-name="a694" text:class-names="">Naturel</text:span></text:p>
          </draw:text-box>
          <svg:title/>
          <svg:desc/>
        </draw:frame>
        <draw:frame draw:id="id108" draw:style-name="a699" draw:name="ZoneTexte 6" svg:x="6.68504in" svg:y="3.45079in" svg:width="1.14252in" svg:height="0.37874in">
          <draw:text-box>
            <text:p text:style-name="a698" text:class-names="" text:cond-style-name=""><text:span text:style-name="a697" text:class-names="">Machine</text:span></text:p>
          </draw:text-box>
          <svg:title/>
          <svg:desc/>
        </draw:frame>
        <draw:frame draw:id="id109" draw:style-name="a702" draw:name="ZoneTexte 7" svg:x="5.44291in" svg:y="1.8748in" svg:width="0.89252in" svg:height="0.37874in">
          <draw:text-box>
            <text:p text:style-name="a701" text:class-names="" text:cond-style-name=""><text:span text:style-name="a700" text:class-names="">Image</text:span></text:p>
          </draw:text-box>
          <svg:title/>
          <svg:desc/>
        </draw:frame>
        <draw:frame draw:id="id110" draw:style-name="a705" draw:name="ZoneTexte 8" svg:x="5.44331in" svg:y="3.44961in" svg:width="0.89252in" svg:height="0.37874in">
          <draw:text-box>
            <text:p text:style-name="a704" text:class-names="" text:cond-style-name=""><text:span text:style-name="a703" text:class-names="">Image</text:span></text:p>
          </draw:text-box>
          <svg:title/>
          <svg:desc/>
        </draw:frame>
        <draw:custom-shape svg:x="7.8937in" svg:y="2.07008in" svg:width="0.66575in" svg:height="0.00197in" draw:id="id111" draw:style-name="a709" draw:name="Connecteur droit 9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90984in" svg:y="3.64685in" svg:width="0.62165in" svg:height="0in" draw:id="id112" draw:style-name="a713" draw:name="Connecteur droit 10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5315in" svg:y="1.20787in" svg:width="0.02795in" svg:height="2.43898in" draw:id="id113" draw:style-name="a716" draw:name="Connecteur droit 11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5984in" svg:y="2.07087in" svg:width="1.43622in" svg:height="0.81339in" draw:id="id114" draw:style-name="a720" draw:name="Connecteur droit 12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7559in" svg:y="2.96063in" svg:width="1.43622in" svg:height="0.81339in" draw:id="id115" draw:style-name="a724" draw:name="Connecteur droit 1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6" draw:style-name="a727" draw:name="ZoneTexte 14" svg:x="1.31338in" svg:y="1.89449in" svg:width="1.5315in" svg:height="0.37874in">
          <draw:text-box>
            <text:p text:style-name="a726" text:class-names="" text:cond-style-name=""><text:span text:style-name="a725" text:class-names="">Décorticage</text:span></text:p>
          </draw:text-box>
          <svg:title/>
          <svg:desc/>
        </draw:frame>
        <draw:frame draw:id="id117" draw:style-name="a730" draw:name="ZoneTexte 15" svg:x="1.6685in" svg:y="2.62559in" svg:width="0.61457in" svg:height="0.37874in">
          <draw:text-box>
            <text:p text:style-name="a729" text:class-names="" text:cond-style-name=""><text:span text:style-name="a728" text:class-names="">Info</text:span></text:p>
          </draw:text-box>
          <svg:title/>
          <svg:desc/>
        </draw:frame>
        <draw:custom-shape svg:x="1.93228in" svg:y="3.57244in" svg:width="0in" svg:height="0.89094in" draw:id="id118" draw:style-name="a734" draw:name="Connecteur droit 16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1.56024in" svg:height="11.02362in" draw:id="id119" draw:style-name="a737" draw:transform="translate(-0.78012in -5.51181in) rotate(-4.71239) translate(5.5122in 5.42303in)" draw:name="Forme libre : forme 17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3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0" draw:style-name="a750" draw:name="ZoneTexte 18" svg:x="2.20591in" svg:y="4.71811in" svg:width="6.03307in" svg:height="1.26062in">
          <draw:text-box>
            <text:p text:style-name="a739" text:class-names="" text:cond-style-name=""><text:span text:style-name="a738" text:class-names="">Terminal</text:span></text:p>
            <text:p text:style-name="a741" text:class-names="" text:cond-style-name=""><text:span text:style-name="a740" text:class-names=""/></text:p>
            <text:p text:style-name="a747" text:class-names="" text:cond-style-name=""><text:span text:style-name="a742" text:class-names="">Position :<text:s text:c="1"/></text:span><text:span text:style-name="a743" text:class-names="">sti</text:span><text:span text:style-name="a744" text:class-names="">c</text:span><text:span text:style-name="a745" text:class-names="">ky</text:span><text:span text:style-name="a746" text:class-names=""/></text:p>
            <text:p text:style-name="a749" text:class-names="" text:cond-style-name=""><text:span text:style-name="a748" text:class-names="">Pour qu’il reste à droite de la page si on descend</text:span></text:p>
          </draw:text-box>
          <svg:title/>
          <svg:desc/>
        </draw:frame>
        <draw:frame draw:id="id121" draw:style-name="a755" draw:name="ZoneTexte 19" svg:x="8.58307in" svg:y="1.29685in" svg:width="1.86535in" svg:height="0.65866in">
          <draw:text-box>
            <text:p text:style-name="a752" text:class-names="" text:cond-style-name=""><text:span text:style-name="a751" text:class-names="">Café</text:span></text:p>
            <text:p text:style-name="a754" text:class-names="" text:cond-style-name=""><text:span text:style-name="a753" text:class-names="">non-décortiqué</text:span></text:p>
          </draw:text-box>
          <svg:title/>
          <svg:desc/>
        </draw:frame>
        <draw:frame draw:id="id122" draw:style-name="a760" draw:name="ZoneTexte 20" svg:x="2.03937in" svg:y="3.77402in" svg:width="1.47598in" svg:height="0.65866in">
          <draw:text-box>
            <text:p text:style-name="a757" text:class-names="" text:cond-style-name=""><text:span text:style-name="a756" text:class-names="">Café</text:span></text:p>
            <text:p text:style-name="a759" text:class-names="" text:cond-style-name=""><text:span text:style-name="a758" text:class-names="">non-torréfié</text:span></text:p>
          </draw:text-box>
          <svg:title/>
          <svg:desc/>
        </draw:frame>
        <presentation:notes draw:style-name="a766">
          <draw:frame draw:id="id123" draw:style-name="a763" draw:name="Espace réservé du numéro de diapositive 6" svg:x="4.67953in" svg:y="11.10827in" svg:width="3.5878in" svg:height="0.58425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24" presentation:style-name="a764" draw:name="Espace réservé de l'image des diapositives 1">
            <svg:title/>
            <svg:desc/>
          </draw:page-thumbnail>
          <draw:frame draw:id="id125" presentation:style-name="a76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67" draw:master-page-name="Master1-Layout7-blank-Vide" presentation:presentation-page-layout-name="Master1-PPL7" draw:id="Slide-258">
        <draw:custom-shape svg:width="1.56024in" svg:height="11.02362in" draw:id="id126" draw:style-name="a770" draw:transform="translate(-0.78012in -5.51181in) rotate(-4.71239) translate(5.5122in 5.42303in)" draw:name="Forme libre : forme 1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3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7" draw:style-name="a783" draw:name="ZoneTexte 2" svg:x="2.20591in" svg:y="4.71811in" svg:width="6.03307in" svg:height="1.26062in">
          <draw:text-box>
            <text:p text:style-name="a772" text:class-names="" text:cond-style-name=""><text:span text:style-name="a771" text:class-names="">Terminal</text:span></text:p>
            <text:p text:style-name="a774" text:class-names="" text:cond-style-name=""><text:span text:style-name="a773" text:class-names=""/></text:p>
            <text:p text:style-name="a780" text:class-names="" text:cond-style-name=""><text:span text:style-name="a775" text:class-names="">Position :<text:s text:c="1"/></text:span><text:span text:style-name="a776" text:class-names="">sti</text:span><text:span text:style-name="a777" text:class-names="">c</text:span><text:span text:style-name="a778" text:class-names="">ky</text:span><text:span text:style-name="a779" text:class-names=""/></text:p>
            <text:p text:style-name="a782" text:class-names="" text:cond-style-name=""><text:span text:style-name="a781" text:class-names="">Pour qu’il reste à droite de la page si on descend</text:span></text:p>
          </draw:text-box>
          <svg:title/>
          <svg:desc/>
        </draw:frame>
        <draw:custom-shape svg:x="1.93228in" svg:y="0.01378in" svg:width="0in" svg:height="0.89094in" draw:id="id128" draw:style-name="a787" draw:name="Connecteur droit 3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9" draw:style-name="a790" draw:name="ZoneTexte 4" svg:x="1.18346in" svg:y="0.93228in" svg:width="1.50394in" svg:height="0.37874in">
          <draw:text-box>
            <text:p text:style-name="a789" text:class-names="" text:cond-style-name=""><text:span text:style-name="a788" text:class-names="">Torréfaction</text:span></text:p>
          </draw:text-box>
          <svg:title/>
          <svg:desc/>
        </draw:frame>
        <draw:frame draw:id="id130" draw:style-name="a793" draw:name="ZoneTexte 5" svg:x="1.62835in" svg:y="1.44606in" svg:width="0.61457in" svg:height="0.37874in">
          <draw:text-box>
            <text:p text:style-name="a792" text:class-names="" text:cond-style-name=""><text:span text:style-name="a791" text:class-names="">Info</text:span></text:p>
          </draw:text-box>
          <svg:title/>
          <svg:desc/>
        </draw:frame>
        <draw:custom-shape svg:x="2.98307in" svg:y="1.54606in" svg:width="0.89094in" svg:height="0in" draw:id="id131" draw:style-name="a797" draw:name="Connecteur droit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2205in" svg:y="0.94646in" svg:width="1.30787in" svg:height="1.25in" draw:id="id132" draw:style-name="a800" draw:name="Forme libre : forme 7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3" draw:style-name="a803" draw:name="ZoneTexte 8" svg:x="4.26181in" svg:y="1.40236in" svg:width="0.89252in" svg:height="0.37874in">
          <draw:text-box>
            <text:p text:style-name="a802" text:class-names="" text:cond-style-name=""><text:span text:style-name="a801" text:class-names="">Image</text:span></text:p>
          </draw:text-box>
          <svg:title/>
          <svg:desc/>
        </draw:frame>
        <draw:frame draw:id="id134" draw:style-name="a806" draw:name="ZoneTexte 9" svg:x="5.7626in" svg:y="1.32795in" svg:width="0.61457in" svg:height="0.37874in">
          <draw:text-box>
            <text:p text:style-name="a805" text:class-names="" text:cond-style-name=""><text:span text:style-name="a804" text:class-names="">Info</text:span></text:p>
          </draw:text-box>
          <svg:title/>
          <svg:desc/>
        </draw:frame>
        <draw:connector draw:type="standard" svg:x1="8.11063in" svg:y1="1.52401in" svg:x2="8.74606in" svg:y2="2.96063in" draw:id="id135" draw:style-name="a808" draw:name="Connecteur : en angle 10">
          <svg:title/>
          <svg:desc/>
        </draw:connector>
        <draw:frame draw:id="id136" draw:style-name="a811" draw:name="ZoneTexte 11" svg:x="8.13622in" svg:y="3.26102in" svg:width="1.29528in" svg:height="0.37874in">
          <draw:text-box>
            <text:p text:style-name="a810" text:class-names="" text:cond-style-name=""><text:span text:style-name="a809" text:class-names="">(Broyage)</text:span></text:p>
          </draw:text-box>
          <svg:title/>
          <svg:desc/>
        </draw:frame>
        <draw:frame draw:id="id137" draw:style-name="a816" draw:name="ZoneTexte 12" svg:x="2.05748in" svg:y="0.09724in" svg:width="1.47598in" svg:height="0.65866in">
          <draw:text-box>
            <text:p text:style-name="a813" text:class-names="" text:cond-style-name=""><text:span text:style-name="a812" text:class-names="">Café</text:span></text:p>
            <text:p text:style-name="a815" text:class-names="" text:cond-style-name=""><text:span text:style-name="a814" text:class-names="">non-torréfié</text:span></text:p>
          </draw:text-box>
          <svg:title/>
          <svg:desc/>
        </draw:frame>
        <draw:frame draw:id="id138" draw:style-name="a819" draw:name="ZoneTexte 13" svg:x="8.91299in" svg:y="1.96693in" svg:width="1.57323in" svg:height="0.37874in">
          <draw:text-box>
            <text:p text:style-name="a818" text:class-names="" text:cond-style-name=""><text:span text:style-name="a817" text:class-names="">Café torréfié</text:span></text:p>
          </draw:text-box>
          <svg:title/>
          <svg:desc/>
        </draw:frame>
        <presentation:notes draw:style-name="a825">
          <draw:frame draw:id="id139" draw:style-name="a822" draw:name="Espace réservé du numéro de diapositive 6" svg:x="4.67953in" svg:y="11.10827in" svg:width="3.5878in" svg:height="0.58425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40" presentation:style-name="a823" draw:name="Espace réservé de l'image des diapositives 1">
            <svg:title/>
            <svg:desc/>
          </draw:page-thumbnail>
          <draw:frame draw:id="id141" presentation:style-name="a82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826" draw:master-page-name="Master1-Layout7-blank-Vide" presentation:presentation-page-layout-name="Master1-PPL7" draw:id="Slide-259">
        <draw:custom-shape svg:width="1.56024in" svg:height="11.02362in" draw:id="id142" draw:style-name="a829" draw:transform="translate(-0.78012in -5.51181in) rotate(-4.71239) translate(5.5122in 5.42303in)" draw:name="Forme libre : forme 1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3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3" draw:style-name="a842" draw:name="ZoneTexte 2" svg:x="2.20591in" svg:y="4.71811in" svg:width="6.03307in" svg:height="1.26062in">
          <draw:text-box>
            <text:p text:style-name="a831" text:class-names="" text:cond-style-name=""><text:span text:style-name="a830" text:class-names="">Terminal</text:span></text:p>
            <text:p text:style-name="a833" text:class-names="" text:cond-style-name=""><text:span text:style-name="a832" text:class-names=""/></text:p>
            <text:p text:style-name="a839" text:class-names="" text:cond-style-name=""><text:span text:style-name="a834" text:class-names="">Position :<text:s text:c="1"/></text:span><text:span text:style-name="a835" text:class-names="">sti</text:span><text:span text:style-name="a836" text:class-names="">c</text:span><text:span text:style-name="a837" text:class-names="">ky</text:span><text:span text:style-name="a838" text:class-names=""/></text:p>
            <text:p text:style-name="a841" text:class-names="" text:cond-style-name=""><text:span text:style-name="a840" text:class-names="">Pour qu’il reste à droite de la page si on descend</text:span></text:p>
          </draw:text-box>
          <svg:title/>
          <svg:desc/>
        </draw:frame>
        <draw:custom-shape svg:x="8.73346in" svg:y="0.01024in" svg:width="0in" svg:height="0.89094in" draw:id="id144" draw:style-name="a846" draw:name="Connecteur droit 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5" draw:style-name="a849" draw:name="ZoneTexte 4" svg:x="8.17559in" svg:y="0.97756in" svg:width="1.12874in" svg:height="0.37874in">
          <draw:text-box>
            <text:p text:style-name="a848" text:class-names="" text:cond-style-name=""><text:span text:style-name="a847" text:class-names="">Broyage</text:span></text:p>
          </draw:text-box>
          <svg:title/>
          <svg:desc/>
        </draw:frame>
        <draw:custom-shape svg:x="8.73346in" svg:y="1.65394in" svg:width="0.01142in" svg:height="0.70236in" draw:id="id146" draw:style-name="a853" draw:name="Connecteur droit 5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34449in" svg:y="1.17638in" svg:width="0in" svg:height="1.2374in" draw:id="id147" draw:style-name="a857" draw:name="Connecteur droit 6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15866in" svg:y="1.70197in" svg:width="0.00591in" svg:height="0.69252in" draw:id="id148" draw:style-name="a861" draw:name="Connecteur droit 7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15866in" svg:y="1.68819in" svg:width="6.59724in" svg:height="0in" draw:id="id149" draw:style-name="a864" draw:name="Connecteur droit 8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34449in" svg:y="1.17638in" svg:width="2.78189in" svg:height="0in" draw:id="id150" draw:style-name="a867" draw:name="Connecteur droit 9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1" draw:style-name="a872" draw:name="ZoneTexte 10" svg:x="0.97165in" svg:y="2.63819in" svg:width="2.35118in" svg:height="0.65866in">
          <draw:text-box>
            <text:p text:style-name="a869" text:class-names="" text:cond-style-name=""><text:span text:style-name="a868" text:class-names="">Mouture grossière :</text:span></text:p>
            <text:p text:style-name="a871" text:class-names="" text:cond-style-name=""><text:span text:style-name="a870" text:class-names="">Cafetière à piston</text:span></text:p>
          </draw:text-box>
          <svg:title/>
          <svg:desc/>
        </draw:frame>
        <draw:frame draw:id="id152" draw:style-name="a877" draw:name="ZoneTexte 11" svg:x="4.16063in" svg:y="2.63858in" svg:width="2.42087in" svg:height="0.65866in">
          <draw:text-box>
            <text:p text:style-name="a874" text:class-names="" text:cond-style-name=""><text:span text:style-name="a873" text:class-names="">Mouture moyenne :</text:span></text:p>
            <text:p text:style-name="a876" text:class-names="" text:cond-style-name=""><text:span text:style-name="a875" text:class-names="">Cafetières à filtre</text:span></text:p>
          </draw:text-box>
          <svg:title/>
          <svg:desc/>
        </draw:frame>
        <draw:frame draw:id="id153" draw:style-name="a880" draw:name="ZoneTexte 12" svg:x="7.86181in" svg:y="2.63898in" svg:width="2.81024in" svg:height="0.65866in">
          <draw:text-box>
            <text:p text:style-name="a879" text:class-names="" text:cond-style-name=""><text:span text:style-name="a878" text:class-names="">Mouture fine : espresso</text:span></text:p>
          </draw:text-box>
          <svg:title/>
          <svg:desc/>
        </draw:frame>
        <draw:frame draw:id="id154" draw:style-name="a883" draw:name="ZoneTexte 13" svg:x="8.91299in" svg:y="0.19528in" svg:width="1.57323in" svg:height="0.37874in">
          <draw:text-box>
            <text:p text:style-name="a882" text:class-names="" text:cond-style-name=""><text:span text:style-name="a881" text:class-names="">Café torréfié</text:span></text:p>
          </draw:text-box>
          <svg:title/>
          <svg:desc/>
        </draw:frame>
        <draw:frame draw:id="id155" draw:style-name="a886" draw:name="ZoneTexte 14" svg:x="5.36063in" svg:y="0.74606in" svg:width="1.42047in" svg:height="0.37874in">
          <draw:text-box>
            <text:p text:style-name="a885" text:class-names="" text:cond-style-name=""><text:span text:style-name="a884" text:class-names="">Café broyé</text:span></text:p>
          </draw:text-box>
          <svg:title/>
          <svg:desc/>
        </draw:frame>
        <presentation:notes draw:style-name="a892">
          <draw:frame draw:id="id156" draw:style-name="a889" draw:name="Espace réservé du numéro de diapositive 6" svg:x="4.67953in" svg:y="11.10827in" svg:width="3.5878in" svg:height="0.58425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57" presentation:style-name="a890" draw:name="Espace réservé de l'image des diapositives 1">
            <svg:title/>
            <svg:desc/>
          </draw:page-thumbnail>
          <draw:frame draw:id="id158" presentation:style-name="a89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719" svg:viewBox="0 0 20 30" svg:d="m10 0-10 30h20z"/>
    <draw:marker draw:name="a689" svg:viewBox="0 0 20 30" svg:d="m10 0-10 30h20z"/>
    <draw:marker draw:name="a796" svg:viewBox="0 0 20 30" svg:d="m10 0-10 30h20z"/>
    <draw:marker draw:name="a708" svg:viewBox="0 0 20 30" svg:d="m10 0-10 30h20z"/>
    <draw:marker draw:name="a852" svg:viewBox="0 0 20 30" svg:d="m10 0-10 30h20z"/>
    <draw:marker draw:name="a786" svg:viewBox="0 0 20 30" svg:d="m10 0-10 30h20z"/>
    <draw:marker draw:name="a856" svg:viewBox="0 0 20 30" svg:d="m10 0-10 30h20z"/>
    <draw:marker draw:name="a733" svg:viewBox="0 0 20 30" svg:d="m10 0-10 30h20z"/>
    <draw:marker draw:name="a807" svg:viewBox="0 0 20 30" svg:d="m10 0-10 30h20z"/>
    <draw:marker draw:name="a580" svg:viewBox="0 0 20 30" svg:d="m10 0-10 30h20z"/>
    <draw:marker draw:name="a845" svg:viewBox="0 0 20 30" svg:d="m10 0-10 30h20z"/>
    <draw:marker draw:name="a584" svg:viewBox="0 0 20 30" svg:d="m10 0-10 30h20z"/>
    <draw:marker draw:name="a723" svg:viewBox="0 0 20 30" svg:d="m10 0-10 30h20z"/>
    <draw:marker draw:name="a656" svg:viewBox="0 0 20 30" svg:d="m10 0-10 30h20z"/>
    <draw:marker draw:name="a588" svg:viewBox="0 0 20 30" svg:d="m10 0-10 30h20z"/>
    <draw:marker draw:name="a712" svg:viewBox="0 0 20 30" svg:d="m10 0-10 30h20z"/>
    <draw:marker draw:name="a860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MaelBallais</dc:creator>
    <meta:creation-date>2025-02-10T10:56:16Z</meta:creation-date>
    <dc:date>2025-02-28T17:44:57Z</dc:date>
    <meta:editing-cycles>37</meta:editing-cycles>
    <meta:editing-duration>PT2142S</meta:editing-duration>
    <meta:document-statistic meta:paragraph-count="62" meta:word-count="128"/>
  </office:meta>
</office:document-meta>
</file>